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48.92mm" svg:y="54.93mm">
            <loext:p draw:notify-on-update-of-ranges="option_roi_result.B1:option_roi_result.B1 option_roi_result.B2:option_roi_result.B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5mm" svg:x="241.33mm" svg:y="58.7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不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只做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8</text:p>
          </table:table-cell>
          <table:table-cell office:value-type="float" office:value="0.99455" calcext:value-type="float">
            <text:p>0.99455</text:p>
          </table:table-cell>
          <table:table-cell/>
          <table:table-cell office:value-type="string" calcext:value-type="string">
            <text:p>價外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0.9887" calcext:value-type="float">
            <text:p>0.9887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0.98265" calcext:value-type="float">
            <text:p>0.9826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1</text:p>
          </table:table-cell>
          <table:table-cell office:value-type="float" office:value="0.98265" calcext:value-type="float">
            <text:p>0.98265</text:p>
          </table:table-cell>
          <table:table-cell/>
          <table:table-cell office:value-type="string" calcext:value-type="string">
            <text:p>0.6以上</text:p>
          </table:table-cell>
          <table:table-cell office:value-type="string" calcext:value-type="string">
            <text:p>all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0.98265" calcext:value-type="float">
            <text:p>0.98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0.98265" calcext:value-type="float">
            <text:p>0.98265</text:p>
          </table:table-cell>
          <table:table-cell table:number-columns-repeated="9"/>
          <table:table-cell office:value-type="string" calcext:value-type="string">
            <text:p>多空都做比較不穩定</text:p>
          </table:table-cell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0.97645" calcext:value-type="float">
            <text:p>0.97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3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9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0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1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</text:p>
          </table:table-cell>
          <table:table-cell office:value-type="float" office:value="0.9887" calcext:value-type="float">
            <text:p>0.9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4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6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8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9</text:p>
          </table:table-cell>
          <table:table-cell office:value-type="float" office:value="0.9826" calcext:value-type="float">
            <text:p>0.9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0</text:p>
          </table:table-cell>
          <table:table-cell office:value-type="float" office:value="0.97785" calcext:value-type="float">
            <text:p>0.97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1</text:p>
          </table:table-cell>
          <table:table-cell office:value-type="float" office:value="0.97785" calcext:value-type="float">
            <text:p>0.97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0.97785" calcext:value-type="float">
            <text:p>0.97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3</text:p>
          </table:table-cell>
          <table:table-cell office:value-type="float" office:value="0.97785" calcext:value-type="float">
            <text:p>0.97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5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7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1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2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4</text:p>
          </table:table-cell>
          <table:table-cell office:value-type="float" office:value="0.98845" calcext:value-type="float">
            <text:p>0.98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0.9832" calcext:value-type="float">
            <text:p>0.9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0.99605" calcext:value-type="float">
            <text:p>0.99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0.99605" calcext:value-type="float">
            <text:p>0.99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0.99605" calcext:value-type="float">
            <text:p>0.99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0.99225" calcext:value-type="float">
            <text:p>0.99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0.9383" calcext:value-type="float">
            <text:p>0.93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0.935475" calcext:value-type="float">
            <text:p>0.935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0.935225" calcext:value-type="float">
            <text:p>0.935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7</text:p>
          </table:table-cell>
          <table:table-cell office:value-type="float" office:value="0.933025" calcext:value-type="float">
            <text:p>0.933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8</text:p>
          </table:table-cell>
          <table:table-cell office:value-type="float" office:value="0.933025" calcext:value-type="float">
            <text:p>0.933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0.929975" calcext:value-type="float">
            <text:p>0.929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</text:p>
          </table:table-cell>
          <table:table-cell office:value-type="float" office:value="0.929975" calcext:value-type="float">
            <text:p>0.929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3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8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6</text:p>
          </table:table-cell>
          <table:table-cell office:value-type="float" office:value="0.925175" calcext:value-type="float">
            <text:p>0.92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0.924925" calcext:value-type="float">
            <text:p>0.924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0.935775" calcext:value-type="float">
            <text:p>0.935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2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3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4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5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9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30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6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7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8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9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0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6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0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1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2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0.931875" calcext:value-type="float">
            <text:p>0.93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0.939625" calcext:value-type="float">
            <text:p>0.93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0.939625" calcext:value-type="float">
            <text:p>0.93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0.935825" calcext:value-type="float">
            <text:p>0.935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0.889025" calcext:value-type="float">
            <text:p>0.889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0.889025" calcext:value-type="float">
            <text:p>0.889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0.897975" calcext:value-type="float">
            <text:p>0.89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0.897975" calcext:value-type="float">
            <text:p>0.89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0.897975" calcext:value-type="float">
            <text:p>0.89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0.897975" calcext:value-type="float">
            <text:p>0.89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0.889275" calcext:value-type="float">
            <text:p>0.889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0.889275" calcext:value-type="float">
            <text:p>0.889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0.889275" calcext:value-type="float">
            <text:p>0.889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0.889275" calcext:value-type="float">
            <text:p>0.889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0.913225" calcext:value-type="float">
            <text:p>0.91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0.913225" calcext:value-type="float">
            <text:p>0.91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0.905725" calcext:value-type="float">
            <text:p>0.905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0.905725" calcext:value-type="float">
            <text:p>0.905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9</text:p>
          </table:table-cell>
          <table:table-cell office:value-type="float" office:value="0.905725" calcext:value-type="float">
            <text:p>0.905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0.905725" calcext:value-type="float">
            <text:p>0.905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0.900725" calcext:value-type="float">
            <text:p>0.900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0.900725" calcext:value-type="float">
            <text:p>0.900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0.911625" calcext:value-type="float">
            <text:p>0.911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0.906225" calcext:value-type="float">
            <text:p>0.906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0.906225" calcext:value-type="float">
            <text:p>0.906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0.901775" calcext:value-type="float">
            <text:p>0.901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0.892875" calcext:value-type="float">
            <text:p>0.892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0.892625" calcext:value-type="float">
            <text:p>0.892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</text:p>
          </table:table-cell>
          <table:table-cell office:value-type="float" office:value="0.916125" calcext:value-type="float">
            <text:p>0.916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0.924375" calcext:value-type="float">
            <text:p>0.92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8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0.915925" calcext:value-type="float">
            <text:p>0.91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0.909175" calcext:value-type="float">
            <text:p>0.909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6</text:p>
          </table:table-cell>
          <table:table-cell office:value-type="float" office:value="0.909175" calcext:value-type="float">
            <text:p>0.909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0.901475" calcext:value-type="float">
            <text:p>0.901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0.894025" calcext:value-type="float">
            <text:p>0.894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0.909725" calcext:value-type="float">
            <text:p>0.909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0.909725" calcext:value-type="float">
            <text:p>0.909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0.909725" calcext:value-type="float">
            <text:p>0.909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0.909725" calcext:value-type="float">
            <text:p>0.909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1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0.905025" calcext:value-type="float">
            <text:p>0.90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1.017025" calcext:value-type="float">
            <text:p>1.017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1.009125" calcext:value-type="float">
            <text:p>1.00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1.003075" calcext:value-type="float">
            <text:p>1.00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1.003075" calcext:value-type="float">
            <text:p>1.00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1.013075" calcext:value-type="float">
            <text:p>1.01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1.013075" calcext:value-type="float">
            <text:p>1.01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9</text:p>
          </table:table-cell>
          <table:table-cell office:value-type="float" office:value="1.008975" calcext:value-type="float">
            <text:p>1.008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30</text:p>
          </table:table-cell>
          <table:table-cell office:value-type="float" office:value="1.008975" calcext:value-type="float">
            <text:p>1.008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1.008975" calcext:value-type="float">
            <text:p>1.008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3</text:p>
          </table:table-cell>
          <table:table-cell office:value-type="float" office:value="1.008975" calcext:value-type="float">
            <text:p>1.008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1.008725" calcext:value-type="float">
            <text:p>1.008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1.003475" calcext:value-type="float">
            <text:p>1.00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3</text:p>
          </table:table-cell>
          <table:table-cell office:value-type="float" office:value="0.998225" calcext:value-type="float">
            <text:p>0.99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0.998225" calcext:value-type="float">
            <text:p>0.99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0.998225" calcext:value-type="float">
            <text:p>0.99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0.998225" calcext:value-type="float">
            <text:p>0.99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0.998225" calcext:value-type="float">
            <text:p>0.998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0.995375" calcext:value-type="float">
            <text:p>0.99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0.995375" calcext:value-type="float">
            <text:p>0.99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0.995125" calcext:value-type="float">
            <text:p>0.995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0.988125" calcext:value-type="float">
            <text:p>0.98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0.988125" calcext:value-type="float">
            <text:p>0.98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0.988125" calcext:value-type="float">
            <text:p>0.98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0.981925" calcext:value-type="float">
            <text:p>0.98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1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0.977775" calcext:value-type="float">
            <text:p>0.977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0.977525" calcext:value-type="float">
            <text:p>0.977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0.977275" calcext:value-type="float">
            <text:p>0.977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0.977275" calcext:value-type="float">
            <text:p>0.977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0.977275" calcext:value-type="float">
            <text:p>0.977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0.977275" calcext:value-type="float">
            <text:p>0.977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0.990275" calcext:value-type="float">
            <text:p>0.99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0.985875" calcext:value-type="float">
            <text:p>0.9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0.985875" calcext:value-type="float">
            <text:p>0.9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0.985875" calcext:value-type="float">
            <text:p>0.9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0.985875" calcext:value-type="float">
            <text:p>0.9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0.985875" calcext:value-type="float">
            <text:p>0.9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1.119775" calcext:value-type="float">
            <text:p>1.119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6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8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9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1.115275" calcext:value-type="float">
            <text:p>1.11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1.115025" calcext:value-type="float">
            <text:p>1.115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1.110175" calcext:value-type="float">
            <text:p>1.110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1.110175" calcext:value-type="float">
            <text:p>1.110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1.104775" calcext:value-type="float">
            <text:p>1.10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1.104775" calcext:value-type="float">
            <text:p>1.10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1.104775" calcext:value-type="float">
            <text:p>1.10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1.099125" calcext:value-type="float">
            <text:p>1.09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1.099125" calcext:value-type="float">
            <text:p>1.099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1.033725" calcext:value-type="float">
            <text:p>1.033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1.183225" calcext:value-type="float">
            <text:p>1.18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1.183225" calcext:value-type="float">
            <text:p>1.18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1.182975" calcext:value-type="float">
            <text:p>1.182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1.101225" calcext:value-type="float">
            <text:p>1.10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1.101225" calcext:value-type="float">
            <text:p>1.10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3</text:p>
          </table:table-cell>
          <table:table-cell office:value-type="float" office:value="1.101225" calcext:value-type="float">
            <text:p>1.10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4</text:p>
          </table:table-cell>
          <table:table-cell office:value-type="float" office:value="1.101225" calcext:value-type="float">
            <text:p>1.10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5</text:p>
          </table:table-cell>
          <table:table-cell office:value-type="float" office:value="1.100975" calcext:value-type="float">
            <text:p>1.100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6</text:p>
          </table:table-cell>
          <table:table-cell office:value-type="float" office:value="1.098675" calcext:value-type="float">
            <text:p>1.098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1.09625" calcext:value-type="float">
            <text:p>1.0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0</text:p>
          </table:table-cell>
          <table:table-cell office:value-type="float" office:value="1.09625" calcext:value-type="float">
            <text:p>1.0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1.09625" calcext:value-type="float">
            <text:p>1.096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0:26:26.241538485</dc:date>
    <meta:editing-duration>PT1M16S</meta:editing-duration>
    <meta:editing-cycles>1</meta:editing-cycles>
    <meta:document-statistic meta:table-count="1" meta:cell-count="50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7" chart:data-source-has-labels="row" svg:x="0.32cm" svg:y="0.18cm" svg:width="13.646cm" svg:height="8.64cm">
          <chartooo:coordinate-region svg:x="1.047cm" svg:y="0.38cm" svg:width="12.6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7" chart:label-cell-address="option_roi_result.B1:option_roi_result.B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55">
                <text:p>0.99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645">
                <text:p>0.97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605">
                <text:p>0.99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605">
                <text:p>0.99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605">
                <text:p>0.99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225">
                <text:p>0.99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5475">
                <text:p>0.935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5225">
                <text:p>0.935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3025">
                <text:p>0.933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3025">
                <text:p>0.933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9975">
                <text:p>0.9299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9975">
                <text:p>0.929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5175">
                <text:p>0.9251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4925">
                <text:p>0.92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5775">
                <text:p>0.935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1875">
                <text:p>0.93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9625">
                <text:p>0.93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9625">
                <text:p>0.939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5825">
                <text:p>0.935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9025">
                <text:p>0.889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9025">
                <text:p>0.88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7975">
                <text:p>0.897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97975">
                <text:p>0.897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7975">
                <text:p>0.897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7975">
                <text:p>0.8979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9275">
                <text:p>0.889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9275">
                <text:p>0.889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9275">
                <text:p>0.889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9275">
                <text:p>0.889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13225">
                <text:p>0.913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13225">
                <text:p>0.913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5725">
                <text:p>0.905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5725">
                <text:p>0.905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5725">
                <text:p>0.905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5725">
                <text:p>0.905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00725">
                <text:p>0.900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0725">
                <text:p>0.900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11625">
                <text:p>0.911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6225">
                <text:p>0.906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6225">
                <text:p>0.906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1775">
                <text:p>0.901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2875">
                <text:p>0.892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92625">
                <text:p>0.892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6125">
                <text:p>0.916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4375">
                <text:p>0.924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5925">
                <text:p>0.9159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09175">
                <text:p>0.909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9175">
                <text:p>0.909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1475">
                <text:p>0.901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94025">
                <text:p>0.894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9725">
                <text:p>0.909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9725">
                <text:p>0.909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09725">
                <text:p>0.909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9725">
                <text:p>0.9097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5025">
                <text:p>0.905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7025">
                <text:p>1.017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9125">
                <text:p>1.009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03075">
                <text:p>1.003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3075">
                <text:p>1.003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13075">
                <text:p>1.013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13075">
                <text:p>1.013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8975">
                <text:p>1.008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8975">
                <text:p>1.0089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8975">
                <text:p>1.008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8975">
                <text:p>1.0089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08725">
                <text:p>1.008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03475">
                <text:p>1.0034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375">
                <text:p>0.995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375">
                <text:p>0.995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125">
                <text:p>0.995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88125">
                <text:p>0.988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88125">
                <text:p>0.988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88125">
                <text:p>0.98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1925">
                <text:p>0.9819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7775">
                <text:p>0.9777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7525">
                <text:p>0.977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7275">
                <text:p>0.9772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7275">
                <text:p>0.977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7275">
                <text:p>0.977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7275">
                <text:p>0.9772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0275">
                <text:p>0.990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85875">
                <text:p>0.985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85875">
                <text:p>0.985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85875">
                <text:p>0.985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85875">
                <text:p>0.985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85875">
                <text:p>0.985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19775">
                <text:p>1.119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15275">
                <text:p>1.1152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15025">
                <text:p>1.1150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10175">
                <text:p>1.110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10175">
                <text:p>1.1101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04775">
                <text:p>1.1047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04775">
                <text:p>1.1047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04775">
                <text:p>1.1047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99125">
                <text:p>1.099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99125">
                <text:p>1.099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33725">
                <text:p>1.0337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83225">
                <text:p>1.183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83225">
                <text:p>1.183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2975">
                <text:p>1.1829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01225">
                <text:p>1.1012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01225">
                <text:p>1.101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01225">
                <text:p>1.101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01225">
                <text:p>1.101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00975">
                <text:p>1.1009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98675">
                <text:p>1.0986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9625">
                <text:p>1.09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9625">
                <text:p>1.09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9625">
                <text:p>1.09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scatter" chart:style-name="ch1">
        <chart:legend chart:legend-position="end" svg:x="14.275cm" svg:y="4.204cm" style:legend-expansion="high" chart:style-name="ch2"/>
        <chart:plot-area chart:style-name="ch3" chart:data-source-has-labels="both" svg:x="0.319cm" svg:y="0.18cm" svg:width="13.637cm" svg:height="8.646cm">
          <chartooo:coordinate-region svg:x="1.046cm" svg:y="0.379cm" svg:width="12.63cm" svg:height="7.8cm"/>
          <chart:axis chart:dimension="x" chart:name="primary-x" chart:style-name="ch4" chartooo:axis-type="auto">
            <chart:categories table:cell-range-address="local-table.$A$2:.$A$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7" chart:label-cell-address="local-table.$B$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55">
                <text:p>0.99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645">
                <text:p>0.97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87">
                <text:p>0.9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845">
                <text:p>0.98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425">
                <text:p>0.99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85">
                <text:p>0.98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375">
                <text:p>0.98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285">
                <text:p>0.99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325">
                <text:p>0.996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25">
                <text:p>0.996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35">
                <text:p>0.98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985">
                <text:p>0.989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85">
                <text:p>0.98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215">
                <text:p>0.99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595">
                <text:p>0.98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5">
                <text:p>0.94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225">
                <text:p>0.9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45">
                <text:p>1.0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45">
                <text:p>1.0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665">
                <text:p>1.00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425">
                <text:p>1.01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975">
                <text:p>1.00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95">
                <text:p>1.0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545">
                <text:p>1.00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8675">
                <text:p>0.948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8425">
                <text:p>0.948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0775">
                <text:p>0.940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7725">
                <text:p>0.937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7475">
                <text:p>0.937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8475">
                <text:p>0.928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4075">
                <text:p>0.924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4075">
                <text:p>0.924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9075">
                <text:p>0.919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8825">
                <text:p>0.918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9825">
                <text:p>0.879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6425">
                <text:p>0.876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4075">
                <text:p>0.874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81375">
                <text:p>0.881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1125">
                <text:p>0.881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775">
                <text:p>0.900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6875">
                <text:p>0.89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00875">
                <text:p>0.900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0875">
                <text:p>0.900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00625">
                <text:p>0.90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01375">
                <text:p>0.901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6375">
                <text:p>0.856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2625">
                <text:p>0.852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8325">
                <text:p>0.848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6075">
                <text:p>0.856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3825">
                <text:p>0.863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0025">
                <text:p>0.860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21025">
                <text:p>0.821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8525">
                <text:p>0.818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475">
                <text:p>0.827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7475">
                <text:p>0.837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3575">
                <text:p>0.833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31575">
                <text:p>0.831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0475">
                <text:p>0.790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6725">
                <text:p>0.786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4725">
                <text:p>0.7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2575">
                <text:p>0.7525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1325">
                <text:p>0.751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7825">
                <text:p>0.747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0325">
                <text:p>0.740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7675">
                <text:p>0.737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7675">
                <text:p>0.737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2625">
                <text:p>0.732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27625">
                <text:p>0.727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22175">
                <text:p>0.722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3075">
                <text:p>0.7330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7675">
                <text:p>0.7276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3275">
                <text:p>0.723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18825">
                <text:p>0.7188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9925">
                <text:p>0.709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9675">
                <text:p>0.709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3175">
                <text:p>0.733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1425">
                <text:p>0.741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2975">
                <text:p>0.732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975">
                <text:p>0.732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44475">
                <text:p>0.744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4625">
                <text:p>0.754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4625">
                <text:p>0.754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4625">
                <text:p>0.754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47875">
                <text:p>0.747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47875">
                <text:p>0.747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0175">
                <text:p>0.740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2725">
                <text:p>0.732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8425">
                <text:p>0.748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60375">
                <text:p>0.760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70225">
                <text:p>0.7702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64875">
                <text:p>0.764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0175">
                <text:p>0.760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1875">
                <text:p>0.83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7525">
                <text:p>0.827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6025">
                <text:p>0.836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6025">
                <text:p>0.8360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28225">
                <text:p>0.828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21725">
                <text:p>0.821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16075">
                <text:p>0.8160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16075">
                <text:p>0.8160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96075">
                <text:p>0.896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88175">
                <text:p>0.8881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81825">
                <text:p>0.8818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1575">
                <text:p>0.881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1025">
                <text:p>1.001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1025">
                <text:p>1.0010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4625">
                <text:p>0.994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7625">
                <text:p>1.007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3375">
                <text:p>1.003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9525">
                <text:p>0.999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4875">
                <text:p>0.994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8825">
                <text:p>0.9888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4575">
                <text:p>0.984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4575">
                <text:p>0.994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575">
                <text:p>1.004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0475">
                <text:p>1.0004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0475">
                <text:p>1.000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0475">
                <text:p>1.0004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0475">
                <text:p>1.000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00225">
                <text:p>1.000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4975">
                <text:p>0.9949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4725">
                <text:p>0.994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45175">
                <text:p>1.145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45175">
                <text:p>1.145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45175">
                <text:p>1.145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39925">
                <text:p>1.1399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35925">
                <text:p>1.1359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32925">
                <text:p>1.132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30075">
                <text:p>1.130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30075">
                <text:p>1.130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29825">
                <text:p>1.1298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33725">
                <text:p>1.1337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3725">
                <text:p>1.1337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28975">
                <text:p>1.128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22775">
                <text:p>1.1227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16475">
                <text:p>1.11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10075">
                <text:p>1.1100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10075">
                <text:p>1.1100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05575">
                <text:p>1.105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09825">
                <text:p>1.1098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01575">
                <text:p>1.1015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01325">
                <text:p>1.1013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00575">
                <text:p>1.1005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96425">
                <text:p>1.0964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96425">
                <text:p>1.0964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96175">
                <text:p>1.096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91875">
                <text:p>1.09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91875">
                <text:p>1.091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98125">
                <text:p>1.09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8125">
                <text:p>1.098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8125">
                <text:p>1.09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125">
                <text:p>1.098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34375">
                <text:p>1.0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34375">
                <text:p>1.03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34125">
                <text:p>1.034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29725">
                <text:p>1.0297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26975">
                <text:p>1.0269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1075">
                <text:p>0.9710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6425">
                <text:p>0.966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425">
                <text:p>0.979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5025">
                <text:p>0.975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4775">
                <text:p>0.9747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6525">
                <text:p>0.9765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6275">
                <text:p>0.976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7525">
                <text:p>0.977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11425">
                <text:p>1.1114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06925">
                <text:p>1.1069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18275">
                <text:p>1.1182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24675">
                <text:p>1.1246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33325">
                <text:p>1.133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3665">
                <text:p>1.136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3665">
                <text:p>1.136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3665">
                <text:p>1.136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364">
                <text:p>1.1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4245">
                <text:p>1.14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4245">
                <text:p>1.142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3705">
                <text:p>1.13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3365">
                <text:p>1.133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3365">
                <text:p>1.133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626">
                <text:p>1.0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121">
                <text:p>1.21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085">
                <text:p>1.20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2325">
                <text:p>1.123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2325">
                <text:p>1.123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2325">
                <text:p>1.12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2325">
                <text:p>1.123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182">
                <text:p>1.11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15775">
                <text:p>1.1157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15775">
                <text:p>1.1157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15775">
                <text:p>1.115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